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9pt" fo:language="ru" fo:country="RU" officeooo:paragraph-rsid="00262841" style:font-size-asian="9pt" style:font-size-complex="9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9pt" fo:language="ru" fo:country="RU" officeooo:paragraph-rsid="0027cc91" style:font-size-asian="9pt" style:font-size-complex="9pt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9pt" fo:font-weight="normal" officeooo:rsid="002f982a" officeooo:paragraph-rsid="002f982a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Calibri" fo:font-size="10pt" fo:language="ru" fo:country="RU" officeooo:paragraph-rsid="00262841" style:font-size-asian="10pt" style:font-size-complex="10p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9pt" officeooo:paragraph-rsid="0027cc91" style:font-size-asian="9pt" style:font-size-complex="9pt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9pt" officeooo:paragraph-rsid="002f982a" style:font-size-asian="9pt" style:font-size-complex="9pt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9pt" officeooo:paragraph-rsid="003a4b71" style:font-size-asian="9pt" style:font-size-complex="9pt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9pt" officeooo:paragraph-rsid="0041dad8" style:font-size-asian="9pt" style:font-size-complex="9pt"/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language="en" fo:country="US" officeooo:rsid="00250b76"/>
    </style:style>
    <style:style style:name="T4" style:family="text">
      <style:text-properties style:font-name="Calibri" fo:language="en" fo:country="US" officeooo:rsid="0025d028"/>
    </style:style>
    <style:style style:name="T5" style:family="text">
      <style:text-properties style:font-name="Calibri" fo:language="en" fo:country="US" fo:font-weight="bold" style:font-weight-asian="bold" style:font-weight-complex="bold"/>
    </style:style>
    <style:style style:name="T6" style:family="text">
      <style:text-properties style:font-name="Calibri" fo:language="en" fo:country="US" fo:font-weight="bold" officeooo:rsid="0020d5fb" style:font-weight-asian="bold" style:font-weight-complex="bold"/>
    </style:style>
    <style:style style:name="T7" style:family="text">
      <style:text-properties style:font-name="Calibri" fo:language="en" fo:country="US" fo:font-weight="bold" officeooo:rsid="001d2854" style:font-weight-asian="bold" style:font-weight-complex="bold"/>
    </style:style>
    <style:style style:name="T8" style:family="text">
      <style:text-properties style:font-name="Calibri" fo:language="en" fo:country="US" officeooo:rsid="0021cb06"/>
    </style:style>
    <style:style style:name="T9" style:family="text">
      <style:text-properties style:font-name="Calibri" fo:language="en" fo:country="US" officeooo:rsid="001d2854"/>
    </style:style>
    <style:style style:name="T10" style:family="text">
      <style:text-properties style:font-name="Calibri" fo:language="en" fo:country="US" officeooo:rsid="0020d5fb"/>
    </style:style>
    <style:style style:name="T11" style:family="text">
      <style:text-properties style:font-name="Calibri" fo:language="en" fo:country="US" officeooo:rsid="001ebedb"/>
    </style:style>
    <style:style style:name="T12" style:family="text">
      <style:text-properties style:font-name="Calibri" fo:language="en" fo:country="US" officeooo:rsid="001f7cb4"/>
    </style:style>
    <style:style style:name="T13" style:family="text">
      <style:text-properties style:font-name="Calibri" fo:language="en" fo:country="US" officeooo:rsid="00262841"/>
    </style:style>
    <style:style style:name="T14" style:family="text">
      <style:text-properties style:font-name="Calibri" fo:language="en" fo:country="US" officeooo:rsid="00304eda"/>
    </style:style>
    <style:style style:name="T15" style:family="text">
      <style:text-properties style:font-name="Calibri" fo:language="en" fo:country="US" fo:font-weight="normal" style:font-weight-asian="normal" style:font-weight-complex="normal"/>
    </style:style>
    <style:style style:name="T16" style:family="text">
      <style:text-properties style:font-name="Calibri" fo:language="en" fo:country="US" fo:font-weight="normal" officeooo:rsid="0020d5fb" style:font-weight-asian="normal" style:font-weight-complex="normal"/>
    </style:style>
    <style:style style:name="T17" style:family="text">
      <style:text-properties style:font-name="Calibri" fo:language="en" fo:country="US" fo:font-weight="normal" officeooo:rsid="003bfbd6" style:font-weight-asian="normal" style:font-weight-complex="normal"/>
    </style:style>
    <style:style style:name="T18" style:family="text">
      <style:text-properties style:font-name="Calibri" fo:language="en" fo:country="US" fo:font-weight="normal" officeooo:rsid="001d2854" style:font-weight-asian="normal" style:font-weight-complex="normal"/>
    </style:style>
    <style:style style:name="T19" style:family="text">
      <style:text-properties style:font-name="Calibri" fo:language="ru" fo:country="RU"/>
    </style:style>
    <style:style style:name="T20" style:family="text">
      <style:text-properties style:font-name="Calibri" fo:language="ru" fo:country="RU" fo:font-weight="bold" style:font-weight-asian="bold" style:font-weight-complex="bold"/>
    </style:style>
    <style:style style:name="T21" style:family="text">
      <style:text-properties style:font-name="Calibri" fo:language="ru" fo:country="RU" fo:font-weight="bold" officeooo:rsid="00250b76" style:font-weight-asian="bold" style:font-weight-complex="bold"/>
    </style:style>
    <style:style style:name="T22" style:family="text">
      <style:text-properties style:font-name="Calibri" fo:language="ru" fo:country="RU" fo:font-weight="bold" officeooo:rsid="0020d5fb" style:font-weight-asian="bold" style:font-weight-complex="bold"/>
    </style:style>
    <style:style style:name="T23" style:family="text">
      <style:text-properties style:font-name="Calibri" fo:language="ru" fo:country="RU" fo:font-weight="bold" officeooo:rsid="00341de7" style:font-weight-asian="bold" style:font-weight-complex="bold"/>
    </style:style>
    <style:style style:name="T24" style:family="text">
      <style:text-properties style:font-name="Calibri" fo:language="ru" fo:country="RU" fo:font-weight="bold" officeooo:rsid="001cea35" style:font-weight-asian="bold" style:font-weight-complex="bold"/>
    </style:style>
    <style:style style:name="T25" style:family="text">
      <style:text-properties style:font-name="Calibri" fo:language="ru" fo:country="RU" fo:font-weight="bold" officeooo:rsid="0025d028" style:font-weight-asian="bold" style:font-weight-complex="bold"/>
    </style:style>
    <style:style style:name="T26" style:family="text">
      <style:text-properties style:font-name="Calibri" fo:language="ru" fo:country="RU" officeooo:rsid="00250b76"/>
    </style:style>
    <style:style style:name="T27" style:family="text">
      <style:text-properties style:font-name="Calibri" fo:language="ru" fo:country="RU" officeooo:rsid="0021cb06"/>
    </style:style>
    <style:style style:name="T28" style:family="text">
      <style:text-properties style:font-name="Calibri" fo:language="ru" fo:country="RU" officeooo:rsid="001cea35"/>
    </style:style>
    <style:style style:name="T29" style:family="text">
      <style:text-properties style:font-name="Calibri" fo:language="ru" fo:country="RU" officeooo:rsid="0020d5fb"/>
    </style:style>
    <style:style style:name="T30" style:family="text">
      <style:text-properties style:font-name="Calibri" fo:language="ru" fo:country="RU" officeooo:rsid="001d2854"/>
    </style:style>
    <style:style style:name="T31" style:family="text">
      <style:text-properties style:font-name="Calibri" fo:language="ru" fo:country="RU" officeooo:rsid="001f7cb4"/>
    </style:style>
    <style:style style:name="T32" style:family="text">
      <style:text-properties style:font-name="Calibri" fo:language="ru" fo:country="RU" officeooo:rsid="001ebedb"/>
    </style:style>
    <style:style style:name="T33" style:family="text">
      <style:text-properties style:font-name="Calibri" fo:language="ru" fo:country="RU" officeooo:rsid="00262841"/>
    </style:style>
    <style:style style:name="T34" style:family="text">
      <style:text-properties style:font-name="Calibri" fo:language="ru" fo:country="RU" officeooo:rsid="0025d028"/>
    </style:style>
    <style:style style:name="T35" style:family="text">
      <style:text-properties style:font-name="Calibri" fo:language="ru" fo:country="RU" officeooo:rsid="0027cc91"/>
    </style:style>
    <style:style style:name="T36" style:family="text">
      <style:text-properties style:font-name="Calibri" fo:language="ru" fo:country="RU" officeooo:rsid="002b3a40"/>
    </style:style>
    <style:style style:name="T37" style:family="text">
      <style:text-properties style:font-name="Calibri" fo:language="ru" fo:country="RU" officeooo:rsid="00341de7"/>
    </style:style>
    <style:style style:name="T38" style:family="text">
      <style:text-properties style:font-name="Calibri" fo:language="ru" fo:country="RU" fo:font-weight="normal" style:font-weight-asian="normal" style:font-weight-complex="normal"/>
    </style:style>
    <style:style style:name="T39" style:family="text">
      <style:text-properties style:font-name="Calibri" fo:language="ru" fo:country="RU" fo:font-weight="normal" officeooo:rsid="0020d5fb" style:font-weight-asian="normal" style:font-weight-complex="normal"/>
    </style:style>
    <style:style style:name="T40" style:family="text">
      <style:text-properties style:font-name="Calibri" fo:language="ru" fo:country="RU" officeooo:rsid="003604c9"/>
    </style:style>
    <style:style style:name="T41" style:family="text">
      <style:text-properties style:font-name="Calibri" fo:language="ru" fo:country="RU" officeooo:rsid="004523e7"/>
    </style:style>
    <style:style style:name="T42" style:family="text">
      <style:text-properties style:font-name="Calibri" fo:font-weight="bold" style:font-weight-asian="bold" style:font-weight-complex="bold"/>
    </style:style>
    <style:style style:name="T43" style:family="text">
      <style:text-properties style:font-name="Calibri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езюме</text:p>
      <text:p text:style-name="P6"><text:span text:style-name="T42">О себе:</text:span><text:span text:style-name="T43"> </text:span><text:span text:style-name="T1">Габуния Давид Константинович, Инженер-программист, 31 год, г. Иркутск. Я специалист в области информационных технологий. У меня более 5 лет опыта в администрировании серверов различных ОС и в разработки скриптов, ПО и БД. В текущем месте работы внедряю специализированные программные обеспечения, ввожу в эксплуатацию технику - принтеры, сканеры, компьютеры и администрирую сервера и виртуальные машины на windows. Для саморазвития я в свободное время читаю и перевожу техническую документацию на английском языке, программирую на Python и C++, администрирую свой веб-сервер и разрабатываю сайт-портфолио. Имеются свои проекты в github https://github.com/dato38it/. Мне интересно работать в команде, активно развиваться в программировании и изучать новые технологии.</text:span><text:span text:style-name="T3"> <text:line-break/></text:span><text:span text:style-name="T21">Навыки: </text:span><text:span text:style-name="T26">Виртуализация, </text:span><text:span text:style-name="T3">Linux, Html, Css</text:span><text:span text:style-name="T26">, </text:span><text:span text:style-name="T3">Sql, Clouds</text:span><text:span text:style-name="T4">, Windows, C++, Bash, Python, English, Docker</text:span><text:span text:style-name="T3">. <text:line-break/></text:span><text:span text:style-name="T42">Обратная связь: </text:span><text:span text:style-name="T2">dato38it@yandex.ru, </text:span><text:span text:style-name="T14">телеграм - </text:span><text:span text:style-name="T2">@dato38it. <text:line-break/></text:span><text:span text:style-name="T20">Услуги:</text:span><text:line-break/>- <text:span text:style-name="T19">Верстка Веб-страниц по макету.<text:line-break/>- Администрирование виртуальных и локальных серверов, Веб-серверов Lamp и Django, Баз данных, Облачных сервисов.<text:line-break/>- Написание Sql запросов в базе данных и скриптов для администрирования серверов и автоматизации рутиной работы.<text:line-break/>- Перенос данных с сервера или с базы данных.<text:line-break/>- Разработка Веб-сайта, Баз данных, Telegram бота</text:span><text:span text:style-name="T41">, </text:span><text:span text:style-name="T19">Менеджер паролей.<text:line-break/>- Обработка и сортировка данных на Python, C++ и Sql-запросах.<text:line-break/>- Анализ сетевых технологий.<text:line-break/>- Импортозамещение на отечественные ОС и ПО.&lt;/li&gt;--&gt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Опыт работы</text:p>
      <text:p text:style-name="P8"><text:span text:style-name="T23">Июнь</text:span><text:span text:style-name="T20"> </text:span><text:span text:style-name="T24">202</text:span><text:span text:style-name="T23">4</text:span><text:span text:style-name="T20"> - </text:span><text:span text:style-name="T23">По настоящее время,</text:span><text:span text:style-name="T19"> </text:span><text:span text:style-name="T37">Tele2,</text:span><text:span text:style-name="T19"> Иркутск, </text:span><text:span text:style-name="T37">Инженер эксплуатации подсистемы базовых станций.</text:span><text:span text:style-name="T19"><text:line-break/></text:span><text:span text:style-name="T5">Обязанности.</text:span><text:span text:style-name="T2"> Обеспечивать эксплуатацию оборудования контроллеров и базовых станций стандартов 2G/3G/4G. Обеспечивать локальную поддержку работ по аварийному восстановлению работоспособности оборудования контроллеров. Поддерживать ввод в работу новых узлов контроллеров базовых станций. Предоставлять техническую поддержку региональным инженерам по эксплуатации базовых станций и транспортной сети, инженерам по эксплуатации коммутаторов по вопросам работы подсистемы базовых станций. Устранять аварийные ситуации оборудования контроллеров и базовых станций.<text:line-break/></text:span><text:span text:style-name="T24">Ноябрь</text:span><text:span text:style-name="T20"> </text:span><text:span text:style-name="T24">2022</text:span><text:span text:style-name="T20"> - </text:span><text:span text:style-name="T23">Май 2024,</text:span><text:span text:style-name="T20"> </text:span><text:span text:style-name="T39">Информационно-аналитический центр поддержки ГАС правосудие</text:span><text:span text:style-name="T19">, Иркутск, </text:span><text:span text:style-name="T29">Инженер / Системный администратор</text:span><text:span text:style-name="T19">.<text:line-break/></text:span><text:span text:style-name="T20">Навыки: </text:span><text:span text:style-name="T19">Виртуализация, </text:span><text:span text:style-name="T31">Windows, Sq</text:span><text:span text:style-name="T27">l</text:span><text:span text:style-name="T2">.</text:span><text:span text:style-name="T19"><text:line-break/></text:span><text:span text:style-name="T5">Обязанности.</text:span><text:span text:style-name="T2"> </text:span><text:span text:style-name="T8">Р</text:span><text:span text:style-name="T30">азрабатывать решения, которые упростят эксплуатацию и автоматизируют рутину, </text:span><text:span text:style-name="T27">П</text:span><text:span text:style-name="T30">оддержка функционирования серверов и сервисов СУБД, </text:span><text:span text:style-name="T27">Т</text:span><text:span text:style-name="T30">ехническая поддержка пользователей, </text:span><text:span text:style-name="T27">У</text:span><text:span text:style-name="T30">становка, обновление и контроль состояния программного обеспечения на объектах автоматизации, введение эксплуатационной документации</text:span><text:span text:style-name="T2">.<text:line-break/></text:span><text:span text:style-name="T22">Март</text:span><text:span text:style-name="T20"> </text:span><text:span text:style-name="T24">2018</text:span><text:span text:style-name="T20"> - </text:span><text:span text:style-name="T24">Ноябрь</text:span><text:span text:style-name="T20"> 202</text:span><text:span text:style-name="T24">2,</text:span><text:span text:style-name="T19"> Всероссийский государственный университет юстиции</text:span><text:span text:style-name="T28">,</text:span><text:span text:style-name="T19"> Иркутск, </text:span><text:span text:style-name="T28">Технический специалист</text:span><text:span text:style-name="T19">.<text:line-break/></text:span><text:span text:style-name="T20">Навыки:</text:span><text:span text:style-name="T19"> </text:span><text:span text:style-name="T29">Виртуализация, </text:span><text:span text:style-name="T32">Windows, Linux</text:span><text:span text:style-name="T33">, </text:span><text:span text:style-name="T31">Html, Python</text:span><text:span text:style-name="T32">, Bash</text:span><text:span text:style-name="T33">,</text:span><text:span text:style-name="T32"> </text:span><text:span text:style-name="T31">Sql.</text:span><text:span text:style-name="T2"> </text:span><text:span text:style-name="T19"><text:line-break/></text:span><text:span text:style-name="T5">Обязанности. </text:span><text:span text:style-name="T18">Р</text:span><text:span text:style-name="T15">абота с сайтами.</text:span><text:span text:style-name="T5"> </text:span><text:span text:style-name="T9">По</text:span><text:span text:style-name="T2">ддержка функционирования серверов и сервисов СУБД. </text:span><text:span text:style-name="T9">Т</text:span><text:span text:style-name="T2">ехническая поддержка пользователей.<text:line-break/></text:span><text:span text:style-name="T6">Достижения.</text:span><text:span text:style-name="T10"> Разработал базу данных "Инвентаризация компьютерной техники в здании", через которую выполнял Sql-запросы для оперативного предоставления отчетности бухгалтерии. Разработал "Скрипты", которые упрощают эксплуатацию и автоматизируют работу в компьютерном классе и аудиториях. В рамках "Импортозамещения с Windows на Linux" настроил виртуальный сервер с Linux системой и развернул в нем раздачу по сети установщика образа на компьютеры, на что сэкономило время на установку Linux в компьютерных классах. С целью упрощения корректировки тегов на сайте организации по запросам от руководства разработал программу "Обработка и сортировка кода на сайте".</text:span></text:p>
      <text:p text:style-name="P2">Образование</text:p>
      <text:p text:style-name="P7"><text:span text:style-name="T20">Ноябрь 2022 - Май 2023,</text:span><text:span text:style-name="T19"> Сбер Университет, Иркутск, Инженер с большими данными - Дополнительное образование. <text:line-break/></text:span><text:span text:style-name="T20">Навыки:</text:span><text:span text:style-name="T19"> Виртуализация</text:span><text:span text:style-name="T2">, Linux, Sql, Python, English</text:span><text:span text:style-name="T19">, </text:span><text:span text:style-name="T2">Clouds,</text:span><text:span text:style-name="T19"> Bash</text:span><text:span text:style-name="T2">.</text:span><text:span text:style-name="T19"> <text:line-break/></text:span><text:span text:style-name="T6">Достижения. </text:span><text:span text:style-name="T16">Защитил дипломный проект по теме "Банковское хранилище данных с функцией обнаружения мошенничества". В учебных целях в программе "Телеграм Бот Переводчик" разработал базу данных "Словарь" и доработал скрипты для работы Бота с базой по запросу пользователя</text:span><text:span text:style-name="T19">. </text:span><text:line-break/><text:span text:style-name="T20">Июль 2022 - Ноябрь 2022,</text:span><text:span text:style-name="T19"> </text:span><text:span text:style-name="T2">Yandex Практикум,</text:span><text:span text:style-name="T19"> Иркутск, Инженер облачных сервисов -Дополнительное образование. <text:line-break/></text:span><text:span text:style-name="T20">Навыки:</text:span><text:span text:style-name="T19"> </text:span><text:span text:style-name="T2">Html, </text:span><text:span text:style-name="T19">Виртуализация, </text:span><text:span text:style-name="T2">Linux, Sql, Bash, Clouds, Docker</text:span><text:span text:style-name="T13">, Python</text:span><text:span text:style-name="T2">.<text:line-break/></text:span><text:span text:style-name="T6">Достижения. </text:span><text:span text:style-name="T16">В целях безопасности облачных ресурсов реализовал "Права на управление сервисным аккаунтом", организовал "Защищённый канал настроив IPSec VPN-туннель между двумя VPN-шлюзами в ВМ" и реализовал для домена "Автоматический выпуск сертификата". </text:span><text:span text:style-name="T17">В учебных целях</text:span><text:span text:style-name="T16"> разработал дополнительный Веб-сайт "Портфолио" с возможностью добавления контента на сайте через Админ-панель. Разработал программу "Преобразование обычного текста в </text:span><text:span text:style-name="T17">H</text:span><text:span text:style-name="T16">tml-код" для корректной работы с Админ-панелью</text:span><text:span text:style-name="T19">. </text:span><text:line-break/><text:span text:style-name="T20">Ноябрь 2019 - Май 2021</text:span><text:span text:style-name="T19">, </text:span><text:span text:style-name="T2">Easy School,</text:span><text:span text:style-name="T19"> Иркутск, English Level Elementary A</text:span><text:span text:style-name="T2"> -</text:span><text:span text:style-name="T19"> Дополнительное образование. <text:line-break/></text:span><text:span text:style-name="T20">Навыки:</text:span><text:span text:style-name="T19"> </text:span><text:span text:style-name="T2">Python, English</text:span><text:span text:style-name="T19">, </text:span><text:span text:style-name="T2">Clouds.<text:line-break/></text:span><text:span text:style-name="T6">Достижения.</text:span><text:span text:style-name="T10"> Защитил сертификат по английскому языку на уровне Elementary A2. Перевёл </text:span><text:soft-page-break/><text:span text:style-name="T10">зарубежные статьи по It-сфере с английского языка на русский. Разработал программу "Телеграм Бот Переводчик" для перевода слов</text:span><text:span text:style-name="T19">. </text:span><text:line-break/><text:span text:style-name="T20">Сентябрь 2011 - Май 201</text:span><text:span text:style-name="T25">8,</text:span><text:span text:style-name="T20"> </text:span><text:span text:style-name="T38">Иркутский государственный университет, </text:span><text:span text:style-name="T19">Иркутск, Информационные технологии и телекоммуникационные системы - Бакалавр / Электроника и наноэле</text:span><text:span text:style-name="T40">к</text:span><text:span text:style-name="T19">троника - Магистр / </text:span><text:span text:style-name="T35">Информационная безопасность - Дополнительное образование</text:span><text:span text:style-name="T19">.<text:line-break/></text:span><text:span text:style-name="T22">Навыки: </text:span><text:span text:style-name="T29"><text:s/>Виртуализация, </text:span><text:span text:style-name="T10">Linux, Html, Css</text:span><text:span text:style-name="T29">, </text:span><text:span text:style-name="T10">Sql, Clouds</text:span><text:span text:style-name="T29">, </text:span><text:span text:style-name="T10">Windows</text:span><text:span text:style-name="T4">, C++</text:span><text:span text:style-name="T34">, </text:span><text:span text:style-name="T4">Bash</text:span><text:span text:style-name="T10">. <text:line-break/></text:span><text:span text:style-name="T6">Достижения. </text:span><text:span text:style-name="T19">Разработал Веб-сайт "Портфолио" для размещения своих достижений. Защитил выпускные квалификационные работы по темам "Использование Dhcp-протокола через маршрутизатор и через сервер", "Локальная сеть" и "Wifi беспроводная передача данных". Для защиты магистерской диссертации по теме "Использование данных одночастотных приемников Спутниковых Радионавигационных Систем для коррекции модели ионосферы" разработал программу "Обработка и сортировка данных полученные с приемника". Защитил выпускную квалификационную работу по "Утилита для сканирования безопасности сети Nmap"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2T12:11:25.417094059</dc:date>
    <meta:editing-duration>PT52M20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3" meta:paragraph-count="6" meta:word-count="729" meta:character-count="5944" meta:non-whitespace-character-count="5209"/>
  </office:meta>
</office:document-meta>
</file>